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style:font-name="Comic Sans MS" fo:font-size="14pt" style:font-size-asian="14pt" style:font-size-complex="14pt"/>
    </style:style>
    <style:style style:name="P3" style:family="paragraph" style:parent-style-name="Standard">
      <style:paragraph-properties style:border-line-width-bottom="0.0346in 0.0138in 0.0138in" fo:padding="0.0291in" fo:border-left="none" fo:border-right="none" fo:border-top="none" fo:border-bottom="0.0622in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Intelligence humaine, conscience, création des pensées, l'après-vie, l'IA face à cela</text:p>
      <text:p text:style-name="Standard"/>
      <text:p text:style-name="Standard">Nos modèles d'intelligence artificielles, sont une imitation plus au moins grossière des capacités du cerveau humain, actuellement, mais arrivera t-on, un jour, à égaler, surpasser, l'intelligence humaine avec tout ce qu'elle comporte, conscience, recul, empathie, pensées, émotions, abstraction pour faire des liens qui n'existent pas entre domaines, activités, choses, en d'autre terme l'imagination ?</text:p>
      <text:p text:style-name="Standard"/>
      <text:p text:style-name="Standard">2 écoles s'oppose à ce sujet, Geoffrey Hinton, l'un des 3 pères du Deep Learning(Réseaux de couches de neurones inspirés de l'organisation du cerveau humain) pense que le Deep Learning seul sera suffisant pour un jour imiter complétement l'intelligence humaine, tandis que Yann Le Cun, père du CNN (Convolutionnal Neural Network, inspiré du traitement visuel des mammifères, et qui est l'un des modèles du Deep Learning) pense que le Deep Learning et le Reinforcement Learning, ensemble, actuellement, en 2021, sont insuffisants pour répondre à la question d'un intelligence humaine égalée.</text:p>
      <text:p text:style-name="Standard"/>
      <text:p text:style-name="Standard">Si nous suivons la théorie matérialiste, qui dit que toute l'intelligence est localisée dans le cerveau, physiquement, neuro-chimiquement, avec des activations neuronales, mouvements, pouvant être définis par des fonctions mathématiques, alors, normalement, les équipes de neurologues, de chercheurs en intelligence artificielle du monde entier devraient avoir trouvés, après des décennies de recherches, les moyens d'un modèle, d'une famille de modèles, imitant parfaitement toutes les caractéristiques de l'intelligence humaine ? </text:p>
      <text:p text:style-name="Standard"/>
      <text:p text:style-name="Standard">Ce n'est pas le cas pourtant. Plusieurs hypothèses, soit ils n'ont pas cherchés assez profondément dans une ou des directions, ou ils se sont trompés de directions, pour trouver la réponse.</text:p>
      <text:p text:style-name="Standard"/>
      <text:p text:style-name="Standard">Si la problématique de trouver un ou des modèles imitant parfaitement l'intelligence humaine est résolue, ce n'est pas une bonne nouvelle, en définitif, non pas en terme de scénarios catastrophes pour l'avenir de l'Humanité, mais au sens où si tout n'est que chimie, physique, ça signifie aussi, malheureusement la fin de tout, à titre individuel, à la mort du corps biologique.</text:p>
      <text:p text:style-name="Standard"/>
      <text:p text:style-name="Standard">Une autre hypothèse consisterait simplement à dire que tout ce qui fait l'intelligence humaine comme on a vu en début d'article, est que cette intelligence, au sens large, est localisée ailleurs que sur le plan matériel, dans notre cerveau, soit dans notre dimension à des années lumières ou dans une autre dimension, donc completement inaccessible pour nous, dans notre état actuel...</text:p>
      <text:p text:style-name="Standard"/>
      <text:p text:style-name="Standard">Cette hypothèse serait, si elle est vraie, en faite, une excellente nouvelle, cela pourrait vouloir dire que la conscience survit à la mort du corps biologique et donc du cerveau.</text:p>
      <text:p text:style-name="Standard"/>
      <text:p text:style-name="Standard">Nous serions dans ce cas, des esprits habitant temporairement un corps, la morte serait simplement un passage vers un autre état de conscience, ça serait la plus grande nouvelle de l'humanité si cette hypothèse est un jour confirmée.</text:p>
      <text:p text:style-name="Standard"/>
      <text:p text:style-name="Standard">Dans ce cas, tout les travaux des chercheurs en intelligence artificielle aidés par les neurologues, visant à imiter parfaitement un jour le cerveau humain serait, en conséquence, sous l'angle matérialiste, une chimère.</text:p>
      <text:p text:style-name="P3"/>
      <text:p text:style-name="Standard">MDP</text:p>
      <text:p text:style-name="P2">First example : MDP modelisation for football (I mean soccer)</text:p>
      <text:p text:style-name="P2"><text:soft-page-break/>Football is complex to modelize, RL is not enough, we need also RL with deep Q neural network and Computer vision (CNN). Nevertheless we can modelize with MDP model.</text:p>
      <text:p text:style-name="P2"/>
      <text:p text:style-name="P2">The environment : <text:s/>An field of football</text:p>
      <text:p text:style-name="P2">A matrix with values, a grid, can represent the field... We can define some constant rules of the game.</text:p>
      <text:p text:style-name="P2"/>
      <text:p text:style-name="P2">I will give the example with one agent (player).</text:p>
      <text:p text:style-name="P2">Actions : walk, run, run at his maximum, jump, control the ball with inside foot, outisde foot, above the foot, control of the chest , control of head, open foot from 0 to 90 degrees, pass (with different angles of the foot), dribbling (differents automated animations), shoot (with differents angles of the foot, power, accuracy,head), coordinates X and Y.</text:p>
      <text:p text:style-name="P2"/>
      <text:p text:style-name="P2">States : states updated every second, X and Y coordinates of all players, of the ball, with an another dimension Z, actions of others players, speed attributes, dribbling skills, distance of each agents from the ball, state my team has the ball, state my team has not the ball, probabilities of futur X and Y positions of all players.</text:p>
      <text:p text:style-name="P2"/>
      <text:p text:style-name="P2">Reward : For example, +1 each time the agent move forward with the ball if next positions X and Y are empties, if an opponent come, know select the best actions between pass the ball to my teammate in the best position to score, dribbling or shoot, +1.</text:p>
      <text:p text:style-name="P2"/>
      <text:p text:style-name="P2">In a situation in front of the goal, without defenders, and see that we are the best placed player, select to shoot to the goal can have a reward of +5, +10 for an powerful and accurate shoot, +15 if he scores.</text:p>
      <text:p text:style-name="P2"/>
      <text:p text:style-name="P2">In a situation in front of the goal, with defenders and no teammates, if the player have high skills in dribbling, he can try eliminate an opponent, +8, if he has average dribbling skills + 4...</text:p>
      <text:p text:style-name="P2"/>
      <text:p text:style-name="P2"><text:soft-page-break/>If player lost the ball, -6, in the opponent camp, -9 in the camp of his team, -12 in penalty area, -15 for all the team if they concede a goal.</text:p>
      <text:p text:style-name="P2">The final aim is to have an positive difference of goal, at the end of each of the 2 episodes.</text:p>
      <text:p text:style-name="P2"/>
      <text:p text:style-name="P2">Second example : Spotting unknown plants and animals</text:p>
      <text:p text:style-name="P2">In area of forest, like Amazonia, very difficult to access, we can deploy a drone, it will learn to take some pictures, of wildlife and flora, landscapes, the aim is to have pictures of unknow animals and vegetables, it will learn alone to recognize what is interesting.</text:p>
      <text:p text:style-name="P2"/>
      <text:p text:style-name="P2">he will not have received supervised learning, labeled dataset. It will learn to zoom in, zoom out, choose what pictures send to the scientific team remained at base camp.</text:p>
      <text:p text:style-name="P2"/>
      <text:p text:style-name="P2">If the weather is bad, rain, wind, low battery level, it will learn return at the base camp.</text:p>
      <text:p text:style-name="P2"/>
      <text:p text:style-name="P2">Actions : fly at different altitudes, regular rainfall capture, regular wind capture, check level of battery, identification of the environment by computer vision, trigger the camera at the right time. Trigger secondary battery to emit sound to be located by the emergency team</text:p>
      <text:p text:style-name="P2"/>
      <text:p text:style-name="P2">States : each move of the drone correspond at a new state...</text:p>
      <text:p text:style-name="P2"/>
      <text:p text:style-name="P2">Actions : +1 for a picture without animal, +10 with animal or flora, if level of rainfall or wind is high, -3 each 10 seconds, to incite to return at the base camp. -100 if it blocked, or if primary battery is over and if emergency team need to rescue the drone.</text:p>
      <text:p text:style-name="P2"/>
      <text:p text:style-name="P2">Third example :</text:p>
      <text:p text:style-name="P2">An agent playing at a FPS (First person shooter) : In an closed environment, the agent need to reach a flag, without being spotted, and secondly, as quick as possible, without being killed by ennemies, he can choose differents <text:soft-page-break/>paths, sometimes there are ennemies on the path and sometimes not (they change their positions at each episods).</text:p>
      <text:p text:style-name="P2">He need to choose paths without ennemies, but sometimes if the probabilities to being spotted <text:s/>or being kill is too high (40% for example) he must kill ennemies.</text:p>
      <text:p text:style-name="P2"/>
      <text:p text:style-name="P2">Actions : walk, run in four directions, jump, bend down, crawl, shoot with guns, throw an object to distract ennemies.</text:p>
      <text:p text:style-name="P2"/>
      <text:p text:style-name="P2">States : Each actions he does lead to an new state.</text:p>
      <text:p text:style-name="P2"/>
      <text:p text:style-name="P2">Reward : +1 at each step, -0.4 each second, +6 if he manages to pass without being spotted by one or group of ennemies. </text:p>
      <text:p text:style-name="P2">-5 if ennemies see him, +2 if after being see by ennemies he kills them, +4 if he escapes, -100 if an ennemi kill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9-30T10:10:59.74</dc:date>
    <dc:creator>Arnaud Baleh</dc:creator>
    <meta:generator>OpenOffice/4.1.10$Win32 OpenOffice.org_project/4110m2$Build-9807</meta:generator>
    <meta:editing-duration>PT2H29M50S</meta:editing-duration>
    <meta:editing-cycles>71</meta:editing-cycles>
    <meta:document-statistic meta:table-count="0" meta:image-count="0" meta:object-count="0" meta:page-count="4" meta:paragraph-count="37" meta:word-count="1224" meta:character-count="7303"/>
  </office:meta>
</office:document-meta>
</file>